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 style:list-style-name="L1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Noto Sans CJK KR" fo:font-size="40pt" fo:background-color="#ffffff" style:font-size-asian="40pt" style:font-size-complex="40pt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000000" loext:opacity="100%" style:font-name="Noto Sans CJK KR" fo:font-size="40pt" fo:background-color="#ffffff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color="#000000" loext:opacity="100%" style:font-name="Noto Sans CJK KR" fo:font-size="40pt" style:text-underline-style="none" fo:background-color="#ffffff" style:font-size-asian="40pt" style:font-name-complex="Ubuntu" style:font-size-complex="40pt"/>
    </style:style>
    <style:style style:name="T2" style:family="text">
      <style:text-properties fo:color="#000000" loext:opacity="100%" style:font-name="Noto Sans CJK KR" fo:font-size="20pt" style:text-underline-style="none" fo:background-color="#ffffff" style:font-size-asian="20pt" style:font-name-complex="Ubuntu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t2linux: Linux on 2018+ Intel Macs</text:span></text:p>
            <text:p text:style-name="P1"><text:span text:style-name="T2">By t2linux Te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trodu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oohyun Cho (NoaHimesaka1873): Arch Linux, EndeavourOS maintainer at t2lin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Standard PC vs T2 Mac</text:p>
          </draw:text-box>
        </draw:frame>
        <draw:frame presentation:style-name="pr4" draw:text-style-name="P4" draw:layer="layout" svg:width="12.297cm" svg:height="9.134cm" svg:x="1.4cm" svg:y="3.685cm" presentation:class="outline">
          <draw:text-box>
            <text:list text:style-name="L3">
              <text:list-header>
                <text:p text:style-name="P4"><text:span text:style-name="T3">Standard PC:</text:span></text:p>
              </text:list-header>
              <text:list-item>
                <text:p text:style-name="P4"><text:span text:style-name="T3">NVMe SSD</text:span></text:p>
              </text:list-item>
              <text:list-item>
                <text:p text:style-name="P4"><text:span text:style-name="T3">Audio Chipset</text:span></text:p>
              </text:list-item>
              <text:list-item>
                <text:p text:style-name="P4"><text:span text:style-name="T3">Normal fingerprint sensor</text:span></text:p>
              </text:list-item>
              <text:list-item>
                <text:p text:style-name="P4"><text:span text:style-name="T3">Others...</text:span></text:p>
              </text:list-item>
            </text:list>
          </draw:text-box>
        </draw:frame>
        <draw:frame presentation:style-name="pr4" draw:text-style-name="P4" draw:layer="layout" svg:width="12.297cm" svg:height="9.134cm" svg:x="14.313cm" svg:y="3.685cm" presentation:class="outline" presentation:user-transformed="true">
          <draw:text-box>
            <text:list text:style-name="L3">
              <text:list-header>
                <text:p text:style-name="P4"><text:span text:style-name="T3">T2 Mac:</text:span></text:p>
              </text:list-header>
              <text:list-item>
                <text:p text:style-name="P4"><text:span text:style-name="T3">T2 as NVMe controller</text:span></text:p>
              </text:list-item>
              <text:list-item>
                <text:p text:style-name="P4"><text:span text:style-name="T3">T2 as audio controller</text:span></text:p>
              </text:list-item>
              <text:list-item>
                <text:p text:style-name="P4"><text:span text:style-name="T3">T2 SEP controlled fingerprint sensor</text:span></text:p>
              </text:list-item>
              <text:list-item>
                <text:p text:style-name="P4"><text:span text:style-name="T3">Others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2.629cm" svg:x="1.4cm" svg:y="0.628cm" presentation:class="title">
          <draw:text-box>
            <text:p>What does work and what doesn’t: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header>
                <text:p>Does:</text:p>
              </text:list-header>
              <text:list-item>
                <text:p>CPU/RAM</text:p>
              </text:list-item>
              <text:list-item>
                <text:p>GPU (iGPU/dGPU both works and MUX works too)</text:p>
              </text:list-item>
              <text:list-item>
                <text:p>SSD</text:p>
              </text:list-item>
              <text:list-item>
                <text:p>Touch Bar/Keyboard/Trackpad (OoT Module, grahpic mode supported with tiny-dfr userspace daemon)</text:p>
              </text:list-item>
              <text:list-item>
                <text:p>Wi-Fi/Blueooth (except BCM4377, firmware from macOS REQUIRED)</text:p>
              </text:list-item>
              <text:list-item>
                <text:p>Built-in Audio (OoT Module)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header>
                <text:p>Doesn’t:</text:p>
              </text:list-header>
              <text:list-item>
                <text:p>Fingerprint Sensor</text:p>
              </text:list-item>
              <text:list-item>
                <text:p>BCM4377 Wi-Fi/Bluetooth (Sometimes)</text:p>
              </text:list-item>
              <text:list-item>
                <text:p>Suspend/Resume</text:p>
              </text:list-item>
              <text:list-item>
                <text:p>Webcam (support can be restored at the expense of graphical Touch Bar mod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Future Plan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uspend/Resume (working on it, but it’s hard to get logs from T2 chip)</text:p>
              </text:list-item>
              <text:list-item>
                <text:p>Fingerprint sensor is not likely due to undocumented SEP and sep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e need your help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hortage of kernel developer</text:p>
              </text:list-item>
              <text:list-item>
                <text:p>Less interested compared to e.g. Asahi Linux (we did get some help from them though e.g. tiny-dfr for Touch Bar, Wi-Fi/Bluetooth module)</text:p>
              </text:list-item>
              <text:list-item>
                <text:p>So join us for future development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e how it works now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6" draw:text-style-name="P3" draw:layer="layout" svg:width="25.199cm" svg:height="12.19cm" svg:x="1.4cm" svg:y="0.628cm" presentation:class="subtitle">
          <draw:text-box>
            <text:p>Thank you for watching!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6:32:42.409120619</meta:creation-date>
    <dc:date>2024-07-26T16:51:13.241006051</dc:date>
    <meta:editing-duration>PT4M31S</meta:editing-duration>
    <meta:editing-cycles>1</meta:editing-cycles>
    <meta:document-statistic meta:object-count="53"/>
    <meta:generator>LibreOffice/24.2.5.2$Linux_X86_64 LibreOffice_project/d9fa07ab33239b7c5c49bd108580ea5a86b8608c</meta:generator>
  </office:meta>
</office:document-meta>
</file>